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paragraph-rsid="0fde5261" fo:background-color="transparent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1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9115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7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9" style:family="paragraph" style:parent-style-name="Standard">
      <style:text-properties officeooo:paragraph-rsid="0b0ddd8e"/>
    </style:style>
    <style:style style:name="P60" style:family="paragraph" style:parent-style-name="Standard">
      <style:text-properties officeooo:paragraph-rsid="04f68805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5bbe35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9" style:family="paragraph" style:parent-style-name="Standard">
      <style:text-properties officeooo:paragraph-rsid="0f1c472f"/>
    </style:style>
    <style:style style:name="P70" style:family="paragraph" style:parent-style-name="Footnote">
      <style:text-properties officeooo:rsid="043ccc66" officeooo:paragraph-rsid="0f40045a"/>
    </style:style>
    <style:style style:name="P71" style:family="paragraph" style:parent-style-name="Footnote">
      <style:text-properties officeooo:rsid="043ccc66" officeooo:paragraph-rsid="0f4dc0dc"/>
    </style:style>
    <style:style style:name="P72" style:family="paragraph" style:parent-style-name="Standard">
      <style:text-properties officeooo:paragraph-rsid="0f4cd335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db0d4d1"/>
    </style:style>
    <style:style style:name="P75" style:family="paragraph" style:parent-style-name="Standard">
      <style:paragraph-properties fo:text-align="center" style:justify-single-word="false"/>
      <style:text-properties officeooo:paragraph-rsid="0eb4913f"/>
    </style:style>
    <style:style style:name="P76" style:family="paragraph" style:parent-style-name="Standard">
      <style:paragraph-properties fo:text-align="center" style:justify-single-word="false"/>
      <style:text-properties officeooo:paragraph-rsid="0cc5fe5b"/>
    </style:style>
    <style:style style:name="P77" style:family="paragraph" style:parent-style-name="Standard">
      <style:paragraph-properties fo:text-align="center" style:justify-single-word="false"/>
      <style:text-properties officeooo:paragraph-rsid="0d804757"/>
    </style:style>
    <style:style style:name="P78" style:family="paragraph" style:parent-style-name="Standard">
      <style:paragraph-properties fo:text-align="center" style:justify-single-word="false"/>
      <style:text-properties officeooo:paragraph-rsid="102f2d76"/>
    </style:style>
    <style:style style:name="P79" style:family="paragraph" style:parent-style-name="Footnote">
      <style:text-properties officeooo:paragraph-rsid="0fa0ab6e"/>
    </style:style>
    <style:style style:name="P80" style:family="paragraph" style:parent-style-name="Standard">
      <style:text-properties officeooo:paragraph-rsid="0fdfc605"/>
    </style:style>
    <style:style style:name="P81" style:family="paragraph" style:parent-style-name="Standard">
      <style:text-properties officeooo:paragraph-rsid="103d33d3"/>
    </style:style>
    <style:style style:name="P82" style:family="paragraph" style:parent-style-name="Footnote">
      <style:text-properties officeooo:paragraph-rsid="104a80be"/>
    </style:style>
    <style:style style:name="P83" style:family="paragraph" style:parent-style-name="Footnote">
      <style:text-properties officeooo:paragraph-rsid="104e894e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16337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87" style:family="paragraph" style:parent-style-name="Standard">
      <style:text-properties officeooo:paragraph-rsid="1061e0ef"/>
    </style:style>
    <style:style style:name="P88" style:family="paragraph" style:parent-style-name="Standard">
      <style:text-properties officeooo:paragraph-rsid="1062a122"/>
    </style:style>
    <style:style style:name="P89" style:family="paragraph" style:parent-style-name="Standard">
      <style:text-properties officeooo:paragraph-rsid="10640365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>
      <style:text-properties officeooo:rsid="0dde9a1c" officeooo:paragraph-rsid="1064c783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105044da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ac0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3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4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27b3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80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81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8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8" style:family="text">
      <style:text-properties fo:language="en" fo:country="GB"/>
    </style:style>
    <style:style style:name="T22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0" style:family="text">
      <style:text-properties fo:language="en" fo:country="GB" officeooo:rsid="0f28d107"/>
    </style:style>
    <style:style style:name="T231" style:family="text">
      <style:text-properties fo:language="en" fo:country="GB" officeooo:rsid="1052c7f3"/>
    </style:style>
    <style:style style:name="T232" style:family="text">
      <style:text-properties fo:language="en" fo:country="GB" officeooo:rsid="105c8aaa"/>
    </style:style>
    <style:style style:name="T233" style:family="text">
      <style:text-properties fo:language="en" fo:country="GB" officeooo:rsid="105f1264"/>
    </style:style>
    <style:style style:name="T234" style:family="text">
      <style:text-properties officeooo:rsid="0f981b1c"/>
    </style:style>
    <style:style style:name="T235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3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56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57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258" style:family="text">
      <style:text-properties officeooo:rsid="0fed6741"/>
    </style:style>
    <style:style style:name="T259" style:family="text">
      <style:text-properties fo:font-weight="bold" officeooo:rsid="1051ee52" style:font-weight-asian="bold" style:font-weight-complex="bold"/>
    </style:style>
    <style:style style:name="T260" style:family="text">
      <style:text-properties officeooo:rsid="1051ee5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0"><text:span text:style-name="Strong_20_Emphasis"><text:span text:style-name="T97">Checklist for installing </text:span></text:span><text:span text:style-name="Strong_20_Emphasis"><text:span text:style-name="T97"><text:user-field-get text:name="Distro">Rocky Linux</text:user-field-get></text:span></text:span><text:span text:style-name="Strong_20_Emphasis"><text:span text:style-name="T97"><text:s/></text:span></text:span><text:span text:style-name="Strong_20_Emphasis"><text:span text:style-name="T98"><text:user-field-get text:name="Version">8.10</text:user-field-get></text:span></text:span><text:span text:style-name="Strong_20_Emphasis"><text:span text:style-name="T99"><text:note text:id="ftn1" text:note-class="footnote"><text:note-citation>1</text:note-citation><text:note-body><text:p text:style-name="P82"><text:span text:style-name="T236">This </text:span><text:span text:style-name="Strong_20_Emphasis"><text:span text:style-name="T240"><text:user-field-get text:name="Distro">Rocky Linux</text:user-field-get></text:span></text:span><text:span text:style-name="T237"><text:s/></text:span><text:span text:style-name="T241"><text:user-field-get text:name="Version">8.10</text:user-field-get></text:span><text:span text:style-name="T241"><text:s/>Desktop</text:span><text:span text:style-name="T236"> (codename </text:span><text:span text:style-name="T239">GreenObsidian</text:span><text:span text:style-name="T236">) from </text:span><text:span text:style-name="T238">May</text:span><text:span text:style-name="T236"> </text:span><text:span text:style-name="Strong_20_Emphasis"><text:span text:style-name="T242"><text:user-field-get text:name="Releaseyear">2024</text:user-field-get></text:span></text:span><text:span text:style-name="T236"><text:s/>is a so-called LTS version (stands for Long-Term Support) and is supported for 5 years until </text:span><text:span text:style-name="T238">May</text:span><text:span text:style-name="T236"> 2029.</text:span></text:p></text:note-body></text:note></text:span></text:span><text:span text:style-name="Strong_20_Emphasis"><text:span text:style-name="T100"><text:s/></text:span></text:span><text:span text:style-name="Strong_20_Emphasis"><text:span text:style-name="T102">Desktop</text:span></text:span><text:span text:style-name="Strong_20_Emphasis"><text:span text:style-name="T101">.</text:span></text:span></text:p>
      <text:p text:style-name="P34"><text:span text:style-name="Strong_20_Emphasis"><text:span text:style-name="T68"/></text:span></text:p>
      <text:p text:style-name="P34"><text:span text:style-name="Strong_20_Emphasis"><text:span text:style-name="T142">This is a fillable PDF, no printing required.</text:span></text:span></text:p>
      <text:p text:style-name="P35"><text:span text:style-name="Strong_20_Emphasis"><text:span text:style-name="T96"/></text:span></text:p>
      <text:p text:style-name="P19"><text:span text:style-name="T117">Fill in the </text:span><text:span text:style-name="Strong_20_Emphasis"><text:span text:style-name="T37">text box</text:span></text:span><text:span text:style-name="T117"> behind the </text:span><text:span text:style-name="T125">underlined</text:span><text:span text:style-name="T118"> </text:span><text:span text:style-name="T117">words, see [explanation]:</text:span></text:p>
      <text:p text:style-name="P17"><text:span text:style-name="Definition"><text:span text:style-name="T229">user</text:span></text:span><text:span text:style-name="T182"><text:tab/><text:tab/></text:span><text:span text:style-name="T192"> <text:tab/><text:tab/><text:tab/> </text:span><text:span text:style-name="T183"><draw:control text:anchor-type="as-char" svg:y="-0.4cm" draw:z-index="4" draw:name="Gebruiker" draw:style-name="gr2" draw:text-style-name="P97" svg:width="6.4cm" svg:height="0.6cm" draw:control="control3"><svg:title>Gebruiker</svg:title><svg:desc>Volledige naam, bijv. Jan Stek</svg:desc></draw:control></text:span><text:span text:style-name="T183"><text:s text:c="2"/></text:span><text:span text:style-name="T184">[</text:span><text:span text:style-name="T191">F</text:span><text:span text:style-name="T185">ull </text:span><text:span text:style-name="T193">na</text:span><text:span text:style-name="T195">me,</text:span><text:span text:style-name="T193"> </text:span><text:span text:style-name="T195">e.g.</text:span><text:span text:style-name="T193"> </text:span><text:span text:style-name="T194">J</text:span><text:span text:style-name="T197">ohn Doe</text:span><text:span text:style-name="T200">]</text:span></text:p>
      <text:p text:style-name="P69"><text:span text:style-name="Definition"><text:span text:style-name="T199">USER</text:span></text:span><text:span text:style-name="Definition"><text:span text:style-name="T228">na</text:span></text:span><text:span text:style-name="Definition"><text:span text:style-name="T230">me</text:span></text:span><text:span text:style-name="T198"><text:tab/><text:tab/><text:tab/> </text:span><text:span text:style-name="T198"><draw:control text:anchor-type="as-char" svg:y="-0.4cm" draw:z-index="10" draw:name="Gberuikersnaam 2" draw:style-name="gr2" draw:text-style-name="P97" svg:width="6.4cm" svg:height="0.6cm" draw:control="control9"><svg:title>Gebruikersnaam</svg:title><svg:desc>Korte naam, bijv. jan</svg:desc></draw:control></text:span><text:span text:style-name="T198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08">j</text:span><text:span text:style-name="T110">oh</text:span><text:span text:style-name="T108">n</text:span><text:span text:style-name="T109">]</text:span></text:p>
      <text:p text:style-name="P16"><text:span text:style-name="Definition"><text:span text:style-name="T228">COMPUTERNA</text:span></text:span><text:span text:style-name="Definition"><text:span text:style-name="T230">me</text:span></text:span><text:span text:style-name="T201"><text:tab/> </text:span><text:span text:style-name="T228"><draw:control text:anchor-type="as-char" svg:y="-0.4cm" draw:z-index="5" draw:name="Computernaam" draw:style-name="gr2" draw:text-style-name="P97" svg:width="6.4cm" svg:height="0.6cm" draw:control="control4"><svg:title>Computernaam</svg:title><svg:desc>Unieke naam van de computer</svg:desc></draw:control></text:span><text:span text:style-name="T228"><text:s text:c="2"/></text:span><text:span text:style-name="T202">[</text:span><text:span text:style-name="T208">N</text:span><text:span text:style-name="T203">a</text:span><text:span text:style-name="T207">me of the</text:span><text:span text:style-name="T203"> compute</text:span><text:span text:style-name="T204">r, </text:span><text:span text:style-name="T207">e.g.</text:span><text:span text:style-name="T205"> </text:span><text:span text:style-name="T206">pc02</text:span><text:span text:style-name="T202">]</text:span></text:p>
      <text:p text:style-name="P20"><text:span text:style-name="Definition"><text:span text:style-name="T210">USER</text:span></text:span><text:span text:style-name="T209"><text:tab/><text:tab/></text:span><text:span text:style-name="T192"> <text:tab/><text:tab/><text:tab/> </text:span><text:span text:style-name="T183"><draw:control text:anchor-type="as-char" svg:y="-0.4cm" draw:z-index="8" draw:name="Gebruiker 1" draw:style-name="gr2" draw:text-style-name="P97" svg:width="6.4cm" svg:height="0.6cm" draw:control="control7"><svg:title>Gebruiker</svg:title><svg:desc>Volledige naam, bijv. Jan Stek</svg:desc></draw:control></text:span><text:span text:style-name="T183"><text:s text:c="2"/></text:span><text:span text:style-name="T184">[</text:span><text:span text:style-name="T191">F</text:span><text:span text:style-name="T186">ull </text:span><text:span text:style-name="T187">na</text:span><text:span text:style-name="T188">me</text:span><text:span text:style-name="T187"> possibly </text:span><text:span text:style-name="T190">2</text:span><text:span text:style-name="T222">nd</text:span><text:span text:style-name="T190"> </text:span><text:span text:style-name="T189">user</text:span><text:span text:style-name="T196">]</text:span></text:p>
      <text:p text:style-name="P80"><text:span text:style-name="Definition"><text:span text:style-name="T210">USERN</text:span></text:span><text:span text:style-name="Definition"><text:span text:style-name="T211">a</text:span></text:span><text:span text:style-name="Definition"><text:span text:style-name="T212">me</text:span></text:span><text:span text:style-name="Definition"><text:span text:style-name="T216"><text:tab/><text:tab/><text:tab/> </text:span></text:span><text:span text:style-name="T198"><draw:control text:anchor-type="as-char" svg:y="-0.4cm" draw:z-index="9" draw:name="Gberuikersnaam 1" draw:style-name="gr2" draw:text-style-name="P97" svg:width="6.4cm" svg:height="0.6cm" draw:control="control8"><svg:title>Gebruikersnaam</svg:title><svg:desc>Korte naam, bijv. jan</svg:desc></draw:control></text:span><text:span text:style-name="T198"><text:s text:c="2"/></text:span><text:span text:style-name="T213">[</text:span><text:span text:style-name="T215">U</text:span><text:span text:style-name="T214">ser</text:span><text:span text:style-name="T218">na</text:span><text:span text:style-name="T219">me</text:span><text:span text:style-name="T218"> possibly </text:span><text:span text:style-name="T221">2</text:span><text:span text:style-name="T223">nd</text:span><text:span text:style-name="T221"> </text:span><text:span text:style-name="T220">user</text:span><text:span text:style-name="T217">]</text:span></text:p>
      <text:p text:style-name="P18"><text:span text:style-name="T111">Replace the </text:span><text:span text:style-name="T124">underlined</text:span><text:span text:style-name="T111"> words in this checklist with those in the </text:span><text:span text:style-name="Strong_20_Emphasis"><text:span text:style-name="T27">te</text:span></text:span><text:span text:style-name="Strong_20_Emphasis"><text:span text:style-name="T33">x</text:span></text:span><text:span text:style-name="Strong_20_Emphasis"><text:span text:style-name="T27">t </text:span></text:span><text:span text:style-name="Strong_20_Emphasis"><text:span text:style-name="T33">box</text:span></text:span><text:span text:style-name="T111">.</text:span></text:p>
      <text:p text:style-name="P58"/>
      <text:p text:style-name="P58"/>
      <text:p text:style-name="P21"><text:span text:style-name="T120">Not yet on Linux?</text:span><text:span text:style-name="T112"><text:tab/></text:span><text:span text:style-name="T119">Use</text:span><text:span text:style-name="T113"> </text:span><text:span text:style-name="Strong_20_Emphasis"><text:span text:style-name="T122">Checklist </text:span></text:span><text:span text:style-name="Strong_20_Emphasis"><text:span text:style-name="T123">transfer</text:span></text:span><text:span text:style-name="T113"> o</text:span><text:span text:style-name="T116">n</text:span><text:span text:style-name="T113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14"> </text:span><text:span text:style-name="T116">u</text:span><text:span text:style-name="T114">nder </text:span><text:span text:style-name="T121">Linux</text:span><text:span text:style-name="T115">.</text:span></text:p>
      <text:p text:style-name="P56"><text:span text:style-name="T132">New installation?</text:span><text:span text:style-name="T134"><text:tab/><text:tab/></text:span><text:span text:style-name="T136">Start at chapter</text:span><text:span text:style-name="T134"> </text:span><text:span text:style-name="T132"><text:bookmark-ref text:reference-format="page" text:ref-name="__RefNumPara__4009_1271708128">2</text:bookmark-ref></text:span><text:span text:style-name="T134"><text:s text:c="2"/></text:span><text:span text:style-name="T133"><text:bookmark-ref text:reference-format="text" text:ref-name="__RefNumPara__4009_1271708128">Perform installation</text:bookmark-ref></text:span><text:span text:style-name="T135">.</text:span></text:p>
      <text:p text:style-name="P40"/>
      <text:p text:style-name="P40"/>
      <text:list text:style-name="L1">
        <text:list-item>
          <text:p text:style-name="P92"><text:bookmark-start text:name="__RefNumPara__4083_1271708128"/>Prepar<text:span text:style-name="T234">e </text:span>installatio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3"><text:span text:style-name="Strong_20_Emphasis"><text:span text:style-name="T41"><draw:control text:anchor-type="as-char" draw:z-index="7" draw:name="Vorm3_0" draw:style-name="gr1" draw:text-style-name="P96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1"><draw:control text:anchor-type="as-char" draw:z-index="12" draw:name="Vorm3_ 1" draw:style-name="gr1" draw:text-style-name="P96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24">Log in as </text:span></text:span><text:span text:style-name="Definition"><text:span text:style-name="T10">USER</text:span></text:span><text:span text:style-name="Definition"><text:span text:style-name="T13"><text:note text:id="ftn2" text:note-class="footnote"><text:note-citation>2</text:note-citation><text:note-body><text:p text:style-name="P70"><text:span text:style-name="User_20_Entry"><text:span text:style-name="T71">Login any additional </text:span></text:span><text:span text:style-name="Definition"><text:span text:style-name="T227">USER</text:span></text:span><text:span text:style-name="User_20_Entry"><text:span text:style-name="T75">s</text:span></text:span><text:span text:style-name="User_20_Entry"><text:span text:style-name="T80"> </text:span></text:span><text:span text:style-name="User_20_Entry"><text:span text:style-name="T71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2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8"><text:span text:style-name="Strong_20_Emphasis"><text:span text:style-name="T42"><draw:control text:anchor-type="as-char" draw:z-index="15" draw:name="Vorm 4" draw:style-name="gr1" draw:text-style-name="P96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3" office:value-type="string">
            <text:p text:style-name="P87"><text:span text:style-name="Strong_20_Emphasis"><text:span text:style-name="T40">Type: </text:span></text:span><text:span text:style-name="User_20_Entry"><text:span text:style-name="T85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4" office:value-type="string">
            <text:p text:style-name="P65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5" office:value-type="string">
            <text:p text:style-name="P42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8"><text:span text:style-name="Strong_20_Emphasis"><text:span text:style-name="T42"><draw:control text:anchor-type="as-char" draw:z-index="16" draw:name="Vorm 6" draw:style-name="gr1" draw:text-style-name="P96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42"><draw:control text:anchor-type="as-char" draw:z-index="17" draw:name="Vorm 7" draw:style-name="gr1" draw:text-style-name="P96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88"><text:span text:style-name="Strong_20_Emphasis"><text:span text:style-name="T40">Type: </text:span></text:span><text:span text:style-name="Strong_20_Emphasis"><text:span text:style-name="T95">kz menu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4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64"><text:span text:style-name="Strong_20_Emphasis"><text:span text:style-name="T30">Select </text:span></text:span><text:span text:style-name="Strong_20_Emphasis"><text:span text:style-name="T57">1</text:span></text:span><text:span text:style-name="Strong_20_Emphasis"><text:span text:style-name="T30"> Prepar</text:span></text:span><text:span text:style-name="Strong_20_Emphasis"><text:span text:style-name="T38">e</text:span></text:span><text:span text:style-name="Strong_20_Emphasis"><text:span text:style-name="T30"> installation</text:span></text:span><text:span text:style-name="Strong_20_Emphasis"><text:span text:style-name="T36">. 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65"><text:span text:style-name="Strong_20_Emphasis"><text:span text:style-name="T29">Follow the instructions on the screen.</text:span></text:span></text:p>
          </table:table-cell>
        </table:table-row>
      </table:table>
      <text:p text:style-name="P30"/>
      <text:list text:continue-numbering="true" text:style-name="L1">
        <text:list-item>
          <text:p text:style-name="P9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3"><text:span text:style-name="Strong_20_Emphasis"><text:span text:style-name="T42"><draw:control text:anchor-type="as-char" draw:z-index="2" draw:name="Vorm9" draw:style-name="gr1" draw:text-style-name="P9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1"><text:span text:style-name="T126">Boot the computer from</text:span><text:span text:style-name="T130"><text:note text:id="ftn3" text:note-class="footnote"><text:note-citation>1</text:note-citation><text:note-body><text:p text:style-name="P5"><text:span text:style-name="T81">Boot menu/Setup via one of the </text:span><text:span text:style-name="T82">f</text:span><text:span text:style-name="T81">requently used keys:</text:span> <text:span text:style-name="T235">Esc</text:span>, <text:span text:style-name="T235">Delete</text:span>, <text:span text:style-name="T235">F1</text:span>, <text:span text:style-name="T235">F2</text:span>, <text:span text:style-name="T235">F9</text:span>, <text:span text:style-name="T235">F10</text:span>, <text:span text:style-name="T235">F11</text:span>, <text:span text:style-name="T258">or </text:span><text:span text:style-name="T235">F12</text:span>.</text:p></text:note-body></text:note></text:span><text:span text:style-name="T126"> an</text:span><text:span text:style-name="T128"> </text:span><text:span text:style-name="Strong_20_Emphasis"><text:span text:style-name="T105"><text:user-field-get text:name="Distro">Rocky Linux</text:user-field-get></text:span></text:span><text:span text:style-name="T129"><text:s/></text:span><text:span text:style-name="T106"><text:user-field-get text:name="Version">8.10</text:user-field-get></text:span><text:span text:style-name="T106"><text:s/></text:span><text:span text:style-name="Strong_20_Emphasis"><text:span text:style-name="T69">Desktop </text:span></text:span><text:span text:style-name="Strong_20_Emphasis"><text:span text:style-name="T67">L</text:span></text:span><text:span text:style-name="T64">ive</text:span><text:span text:style-name="T64"><text:note text:id="ftn4" text:note-class="footnote"><text:note-citation>2</text:note-citation><text:note-body><text:p text:style-name="P79"><text:span text:style-name="T17">From a Live USB stick you can boot and work with </text:span><text:span text:style-name="Strong_20_Emphasis"><text:span text:style-name="T131"><text:user-field-get text:name="Distro">Rocky Linux</text:user-field-get></text:span></text:span><text:span text:style-name="Strong_20_Emphasis"><text:span text:style-name="T131"><text:s/></text:span></text:span><text:span text:style-name="T17">without modifying any files on the hard drive and also allows installation of </text:span><text:span text:style-name="Strong_20_Emphasis"><text:span text:style-name="T131"><text:user-field-get text:name="Distro">Rocky Linux</text:user-field-get></text:span></text:span><text:span text:style-name="Strong_20_Emphasis"><text:span text:style-name="T131">.</text:span></text:span></text:p></text:note-body></text:note></text:span><text:span text:style-name="T126"> USB stick</text:span><text:span text:style-name="T65"><text:note text:id="ftn5" text:note-class="footnote"><text:note-citation>3</text:note-citation><text:note-body><text:p text:style-name="P83"><text:span text:style-name="Strong_20_Emphasis"><text:span text:style-name="T72">Create a bootable USB stick:<text:line-break/>Download a </text:span></text:span><text:span text:style-name="Strong_20_Emphasis"><text:span text:style-name="T76"><text:user-field-get text:name="Distro">Rocky Linux</text:user-field-get></text:span></text:span><text:span text:style-name="Strong_20_Emphasis"><text:span text:style-name="T76"><text:s/>Desktop</text:span></text:span><text:span text:style-name="Strong_20_Emphasis"><text:span text:style-name="T72"> </text:span></text:span><text:span text:style-name="Strong_20_Emphasis"><text:span text:style-name="T76"><text:user-field-get text:name="Version">8.10</text:user-field-get></text:span></text:span><text:span text:style-name="Strong_20_Emphasis"><text:span text:style-name="T76"><text:s/></text:span></text:span><text:span text:style-name="Strong_20_Emphasis"><text:span text:style-name="T77">LTS </text:span></text:span><text:span text:style-name="Strong_20_Emphasis"><text:span text:style-name="T72">CD image file (.iso) from</text:span></text:span><text:span text:style-name="Strong_20_Emphasis"><text:span text:style-name="T74"> </text:span></text:span><text:a xlink:type="simple" xlink:href="https://rockylinux.org/nl/download" text:style-name="Internet_20_link" text:visited-style-name="Visited_20_Internet_20_Link"><text:span text:style-name="Strong_20_Emphasis"><text:span text:style-name="T225">rockylinux.org/nl/download</text:span></text:span></text:a><text:span text:style-name="Strong_20_Emphasis"><text:span text:style-name="T74">.</text:span></text:span><text:span text:style-name="Strong_20_Emphasis"><text:span text:style-name="T72"><text:line-break/></text:span></text:span><text:span text:style-name="Strong_20_Emphasis"><text:span text:style-name="T73">The next steps are described in </text:span></text:span><text:span text:style-name="Strong_20_Emphasis"><text:span text:style-name="T78">Linux informati</text:span></text:span><text:span text:style-name="Strong_20_Emphasis"><text:span text:style-name="T79">on</text:span></text:span><text:span text:style-name="Strong_20_Emphasis"><text:span text:style-name="T7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24">karelzimmer.nl/en</text:span></text:span></text:a><text:span text:style-name="Strong_20_Emphasis"><text:span text:style-name="T73">, under </text:span></text:span><text:span text:style-name="Strong_20_Emphasis"><text:span text:style-name="T78">Linux</text:span></text:span><text:span text:style-name="Strong_20_Emphasis"><text:span text:style-name="T73">.</text:span></text:span></text:p></text:note-body></text:note></text:span><text:span text:style-name="T126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2" office:value-type="string">
            <text:p text:style-name="P38"><text:span text:style-name="T107">Select</text:span><text:span text:style-name="Strong_20_Emphasis"><text:span text:style-name="T43"> </text:span></text:span><text:span text:style-name="Strong_20_Emphasis"><text:span text:style-name="T88">Install</text:span></text:span><text:span text:style-name="Strong_20_Emphasis"><text:span text:style-name="T44"> </text:span></text:span><text:span text:style-name="Strong_20_Emphasis"><text:span text:style-name="T89"><text:user-field-get text:name="Distro">Rocky Linux</text:user-field-get></text:span></text:span><text:span text:style-name="Strong_20_Emphasis"><text:span text:style-name="T91"><text:s/></text:span></text:span><text:span text:style-name="Strong_20_Emphasis"><text:span text:style-name="T90"><text:user-field-get text:name="Version">8.10</text:user-field-get></text:span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26"/></text:span></text:p>
          </table:table-cell>
          <table:table-cell table:style-name="_32_._5f_Installatie_5f_uitvoeren.C3" office:value-type="string">
            <text:p text:style-name="P65"><text:span text:style-name="Strong_20_Emphasis"><text:span text:style-name="T92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75"><text:span text:style-name="Strong_20_Emphasis"><text:span text:style-name="T28"><draw:control text:anchor-type="as-char" draw:z-index="28" draw:name="Vorm 1" draw:style-name="gr1" draw:text-style-name="P96" svg:width="0.35cm" svg:height="0.35cm" draw:control="control27"/></text:span></text:span></text:p>
          </table:table-cell>
          <table:table-cell table:style-name="_32_._5f_Installatie_5f_uitvoeren.C3" office:value-type="string">
            <text:p text:style-name="P26"><text:span text:style-name="T143">At</text:span><text:span text:style-name="T144"> </text:span><text:span text:style-name="Strong_20_Emphasis"><text:span text:style-name="T143">WELCOME TO ROCKY LINUX 8.10</text:span></text:span><text:span text:style-name="Strong_20_Emphasis"><text:span text:style-name="T155"> select language and click </text:span></text:span><text:span text:style-name="T166">Continue</text:span><text:span text:style-name="T145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75"><text:span text:style-name="Strong_20_Emphasis"><text:span text:style-name="T28"><draw:control text:anchor-type="as-char" draw:z-index="22" draw:name="Vorm 10" draw:style-name="gr1" draw:text-style-name="P96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6"><text:span text:style-name="T146">U</text:span><text:span text:style-name="T147">nder</text:span><text:span text:style-name="T144"> </text:span><text:span text:style-name="Strong_20_Emphasis"><text:span text:style-name="T147">USER SETTINGS</text:span></text:span><text:span text:style-name="Strong_20_Emphasis"><text:span text:style-name="T161"> </text:span></text:span><text:span text:style-name="Strong_20_Emphasis"><text:span text:style-name="T162">click</text:span></text:span><text:span text:style-name="Strong_20_Emphasis"><text:span text:style-name="T163"> </text:span></text:span><text:span text:style-name="T167">User </text:span><text:span text:style-name="T173">C</text:span><text:span text:style-name="T167">reation</text:span><text:span text:style-name="T145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84"><text:span text:style-name="T231">Enter your</text:span><text:span text:style-name="T232"> </text:span><text:span text:style-name="Strong_20_Emphasis"><text:span text:style-name="T63">Full name</text:span></text:span><text:span text:style-name="Strong_20_Emphasis"><text:span text:style-name="T48"> </text:span></text:span><text:span text:style-name="Definition"><text:span text:style-name="T12">user</text:span></text:span><text:span text:style-name="Strong_20_Emphasis"><text:span text:style-name="T49">, <text:line-break/></text:span></text:span><text:span text:style-name="Strong_20_Emphasis"><text:span text:style-name="T63">User name</text:span></text:span><text:span text:style-name="Strong_20_Emphasis"><text:span text:style-name="T48"> </text:span></text:span><text:span text:style-name="Definition"><text:span text:style-name="T12">username</text:span></text:span><text:span text:style-name="Strong_20_Emphasis"><text:span text:style-name="T48">,</text:span></text:span></text:p>
            <text:p text:style-name="P84"><text:span text:style-name="Strong_20_Emphasis"><text:span text:style-name="T50">check</text:span></text:span><text:span text:style-name="Strong_20_Emphasis"><text:span text:style-name="T51"> </text:span></text:span><text:span text:style-name="Strong_20_Emphasis"><text:span text:style-name="T59">Ma</text:span></text:span><text:span text:style-name="Strong_20_Emphasis"><text:span text:style-name="T60">ke this user administrator</text:span></text:span><text:span text:style-name="Strong_20_Emphasis"><text:span text:style-name="T51">, </text:span></text:span><text:span text:style-name="Strong_20_Emphasis"><text:span text:style-name="T52">and</text:span></text:span></text:p>
            <text:p text:style-name="P85"><text:span text:style-name="Strong_20_Emphasis"><text:span text:style-name="T47">enter a </text:span></text:span><text:span text:style-name="Strong_20_Emphasis"><text:span text:style-name="T58">password</text:span></text:span><text:span text:style-name="Strong_20_Emphasis"><text:span text:style-name="T47"> twice</text:span></text:span><text:span text:style-name="Strong_20_Emphasis"><text:span text:style-name="T51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15"><text:span text:style-name="T260">C</text:span>li<text:span text:style-name="T260">c</text:span>k <text:span text:style-name="T259">Done</text:span>.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75"><text:span text:style-name="Strong_20_Emphasis"><text:span text:style-name="T28"><draw:control text:anchor-type="as-char" draw:z-index="23" draw:name="Vorm 11" draw:style-name="gr1" draw:text-style-name="P96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6"><text:span text:style-name="T146">U</text:span><text:span text:style-name="T147">nder</text:span><text:span text:style-name="T145"> </text:span><text:span text:style-name="T168">SOFTWARE</text:span><text:span text:style-name="T145"> </text:span><text:span text:style-name="T146">click</text:span><text:span text:style-name="T148"> </text:span><text:span text:style-name="T168">Installati</text:span><text:span text:style-name="T169">on Source</text:span><text:span text:style-name="T145"> </text:span><text:span text:style-name="T148">and click </text:span><text:span text:style-name="T169">Done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75"><text:span text:style-name="Strong_20_Emphasis"><text:span text:style-name="T28"><draw:control text:anchor-type="as-char" draw:z-index="24" draw:name="Vorm 2" draw:style-name="gr1" draw:text-style-name="P96" svg:width="0.35cm" svg:height="0.35cm" draw:control="control23"/></text:span></text:span></text:p>
          </table:table-cell>
          <table:table-cell table:style-name="_32_._5f_Installatie_5f_uitvoeren.C8" office:value-type="string">
            <text:p text:style-name="P26"><text:span text:style-name="T146">U</text:span><text:span text:style-name="T147">nder</text:span><text:span text:style-name="T145"> </text:span><text:span text:style-name="T168">SYSTEM</text:span><text:span text:style-name="T145"> </text:span><text:span text:style-name="T146">click</text:span><text:span text:style-name="T148"> </text:span><text:span text:style-name="T168">Installati</text:span><text:span text:style-name="T169">on Destination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39"><text:span text:style-name="T233">Check</text:span><text:span text:style-name="T255"> </text:span><text:span text:style-name="T256">the </text:span><text:span text:style-name="T257">Device Selection</text:span><text:span text:style-name="T243"> </text:span><text:span text:style-name="Strong_20_Emphasis"><text:span text:style-name="T245">and click </text:span></text:span><text:span text:style-name="Strong_20_Emphasis"><text:span text:style-name="T244">Done</text:span></text:span><text:span text:style-name="Strong_20_Emphasis"><text:span text:style-name="T246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75"><text:span text:style-name="Strong_20_Emphasis"><text:span text:style-name="T28"><draw:control text:anchor-type="as-char" draw:z-index="25" draw:name="Vorm 12" draw:style-name="gr1" draw:text-style-name="P96" svg:width="0.35cm" svg:height="0.35cm" draw:control="control24"/></text:span></text:span></text:p>
          </table:table-cell>
          <table:table-cell table:style-name="_32_._5f_Installatie_5f_uitvoeren.C8" office:value-type="string">
            <text:p text:style-name="P26"><text:span text:style-name="T146">U</text:span><text:span text:style-name="T147">nder</text:span><text:span text:style-name="T145"> </text:span><text:span text:style-name="T168">SYSTEM</text:span><text:span text:style-name="T145"> </text:span><text:span text:style-name="T146">click</text:span><text:span text:style-name="T148"> </text:span><text:span text:style-name="T168">Netwerk &amp; </text:span><text:span text:style-name="T166">H</text:span><text:span text:style-name="T168">ost </text:span><text:span text:style-name="T166">N</text:span><text:span text:style-name="T168">a</text:span><text:span text:style-name="T166">me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8" office:value-type="string">
            <text:p text:style-name="P27"><text:span text:style-name="T177">Move</text:span><text:span text:style-name="T175"> the slider behind the network adapter </text:span><text:span text:style-name="T176">from </text:span><text:span text:style-name="T179">OFF</text:span><text:span text:style-name="T176"> </text:span><text:span text:style-name="T175">to </text:span><text:span text:style-name="T178">ON</text:span><text:span text:style-name="T175">.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8" office:value-type="string">
            <text:p text:style-name="P24"><text:span text:style-name="T149">Enter you</text:span><text:span text:style-name="T153">r</text:span><text:span text:style-name="T150"> </text:span><text:span text:style-name="Strong_20_Emphasis"><text:span text:style-name="T151">Host </text:span></text:span><text:span text:style-name="Strong_20_Emphasis"><text:span text:style-name="T149">N</text:span></text:span><text:span text:style-name="Strong_20_Emphasis"><text:span text:style-name="T151">am</text:span></text:span><text:span text:style-name="Strong_20_Emphasis"><text:span text:style-name="T149">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5">me</text:span></text:span><text:span text:style-name="Strong_20_Emphasis"><text:span text:style-name="T157"> </text:span></text:span><text:span text:style-name="Strong_20_Emphasis"><text:span text:style-name="T158">and click </text:span></text:span><text:span text:style-name="Strong_20_Emphasis"><text:span text:style-name="T170">Apply</text:span></text:span><text:span text:style-name="Strong_20_Emphasis"><text:span text:style-name="T159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8" office:value-type="string">
            <text:p text:style-name="P86"><text:span text:style-name="Strong_20_Emphasis"><text:span text:style-name="T160">C</text:span></text:span><text:span text:style-name="Strong_20_Emphasis"><text:span text:style-name="T154">li</text:span></text:span><text:span text:style-name="Strong_20_Emphasis"><text:span text:style-name="T160">c</text:span></text:span><text:span text:style-name="Strong_20_Emphasis"><text:span text:style-name="T154">k </text:span></text:span><text:span text:style-name="Strong_20_Emphasis"><text:span text:style-name="T169">Done</text:span></text:span><text:span text:style-name="Strong_20_Emphasis"><text:span text:style-name="T154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8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75"><text:span text:style-name="Strong_20_Emphasis"><text:span text:style-name="T28"><draw:control text:anchor-type="as-char" draw:z-index="26" draw:name="Vorm 5" draw:style-name="gr1" draw:text-style-name="P96" svg:width="0.35cm" svg:height="0.35cm" draw:control="control25"/></text:span></text:span></text:p>
          </table:table-cell>
          <table:table-cell table:style-name="_32_._5f_Installatie_5f_uitvoeren.C18" office:value-type="string">
            <text:p text:style-name="P26"><text:span text:style-name="T146">U</text:span><text:span text:style-name="T147">nder</text:span><text:span text:style-name="T145"> </text:span><text:span text:style-name="T168">SOFTWARE</text:span><text:span text:style-name="T145"> </text:span><text:span text:style-name="T146">click</text:span><text:span text:style-name="T148"> </text:span><text:span text:style-name="T171">Software </text:span><text:span text:style-name="T172">S</text:span><text:span text:style-name="T171">electi</text:span><text:span text:style-name="T172">on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8" office:value-type="string">
            <text:p text:style-name="P26"><text:span text:style-name="T152">Select </text:span><text:span text:style-name="T171">Server</text:span><text:span text:style-name="T152"> </text:span><text:span text:style-name="Strong_20_Emphasis"><text:span text:style-name="T163">and click </text:span></text:span><text:span text:style-name="Strong_20_Emphasis"><text:span text:style-name="T174">Done</text:span>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24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75"><text:span text:style-name="Strong_20_Emphasis"><text:span text:style-name="T28"><draw:control text:anchor-type="as-char" draw:z-index="27" draw:name="Vorm 14" draw:style-name="gr1" draw:text-style-name="P96" svg:width="0.35cm" svg:height="0.35cm" draw:control="control26"/></text:span></text:span></text:p>
          </table:table-cell>
          <table:table-cell table:style-name="_32_._5f_Installatie_5f_uitvoeren.C25" office:value-type="string">
            <text:p text:style-name="P25"><text:span text:style-name="Strong_20_Emphasis"><text:span text:style-name="T164">Click</text:span></text:span><text:span text:style-name="Strong_20_Emphasis"><text:span text:style-name="T165"> </text:span></text:span><text:span text:style-name="Strong_20_Emphasis"><text:span text:style-name="T180">Begin </text:span></text:span><text:span text:style-name="Strong_20_Emphasis"><text:span text:style-name="T181">Installation</text:span></text:span><text:span text:style-name="Strong_20_Emphasis"><text:span text:style-name="T156">.</text:span></text:span></text:p>
          </table:table-cell>
        </table:table-row>
      </table:table>
      <text:p text:style-name="P59"><text:span text:style-name="Strong_20_Emphasis"><text:span text:style-name="T45"/></text:span></text:p>
      <text:list text:continue-numbering="true" text:style-name="L1">
        <text:list-item>
          <text:p text:style-name="P91"><text:span text:style-name="Strong_20_Emphasis"><text:span text:style-name="T62">Finish installation</text:span></text:span></text:p>
        </text:list-item>
      </text:list>
      <text:p text:style-name="P60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6"><text:span text:style-name="Strong_20_Emphasis"><text:span text:style-name="T42"><draw:control text:anchor-type="as-char" draw:z-index="3" draw:name="Vorm24" draw:style-name="gr1" draw:text-style-name="P9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1"><text:span text:style-name="Strong_20_Emphasis"><text:span text:style-name="T22">Log in as </text:span></text:span><text:span text:style-name="Definition"><text:span text:style-name="T11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2" office:value-type="string">
            <text:p text:style-name="P61"><text:span text:style-name="Strong_20_Emphasis"><text:span text:style-name="T46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5"><text:span text:style-name="Strong_20_Emphasis"><text:span text:style-name="T70"><draw:control text:anchor-type="as-char" draw:z-index="13" draw:name="Vorm4_ 1" draw:style-name="gr1" draw:text-style-name="P96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86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8"><text:span text:style-name="Strong_20_Emphasis"><text:span text:style-name="T42"><draw:control text:anchor-type="as-char" draw:z-index="18" draw:name="Vorm4" draw:style-name="gr1" draw:text-style-name="P96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87"><text:span text:style-name="Strong_20_Emphasis"><text:span text:style-name="T40">Type: </text:span></text:span><text:span text:style-name="User_20_Entry"><text:span text:style-name="T85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6" office:value-type="string">
            <text:p text:style-name="P66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7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8"><text:span text:style-name="Strong_20_Emphasis"><text:span text:style-name="T42"><draw:control text:anchor-type="as-char" draw:z-index="19" draw:name="Vorm 3" draw:style-name="gr1" draw:text-style-name="P96" svg:width="0.35cm" svg:height="0.35cm" draw:control="control18"/></text:span></text:span></text:p>
          </table:table-cell>
          <table:table-cell table:style-name="_33_._5f_Installatie_5f_afronden.C8" office:value-type="string">
            <text:p text:style-name="P89"><text:span text:style-name="Strong_20_Emphasis"><text:span text:style-name="T40">Type: </text:span></text:span><text:span text:style-name="Strong_20_Emphasis"><text:span text:style-name="T95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6"><text:span text:style-name="Strong_20_Emphasis"><text:span text:style-name="T28"/></text:span></text:p>
          </table:table-cell>
          <table:table-cell table:style-name="_33_._5f_Installatie_5f_afronden.C9" office:value-type="string">
            <text:p text:style-name="P72"><text:span text:style-name="Strong_20_Emphasis"><text:span text:style-name="T31">Se</text:span></text:span><text:span text:style-name="Strong_20_Emphasis"><text:span text:style-name="T34">lect</text:span></text:span><text:span text:style-name="Strong_20_Emphasis"><text:span text:style-name="T31"> </text:span></text:span><text:span text:style-name="Strong_20_Emphasis"><text:span text:style-name="T61">3</text:span></text:span><text:span text:style-name="Strong_20_Emphasis"><text:span text:style-name="T53"> </text:span></text:span><text:span text:style-name="Strong_20_Emphasis"><text:span text:style-name="T54">Finish installatio</text:span></text:span><text:span text:style-name="Strong_20_Emphasis"><text:span text:style-name="T55">n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67"><text:span text:style-name="Strong_20_Emphasis"><text:span text:style-name="T29">Follow the instructions on the screen.</text:span></text:span></text:p>
          </table:table-cell>
        </table:table-row>
      </table:table>
      <text:p text:style-name="P60"><text:span text:style-name="Strong_20_Emphasis"><text:span text:style-name="T22"/></text:span></text:p>
      <text:list text:continue-numbering="true" text:style-name="L1">
        <text:list-item>
          <text:p text:style-name="P94"><text:span text:style-name="Strong_20_Emphasis"><text:span text:style-name="T16">P</text:span></text:span><text:span text:style-name="Strong_20_Emphasis"><text:span text:style-name="T141">rovision user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77"><text:span text:style-name="Strong_20_Emphasis"><text:span text:style-name="T42"><draw:control text:anchor-type="as-char" draw:z-index="6" draw:name="Vorm40_0" draw:style-name="gr1" draw:text-style-name="P96" svg:width="0.35cm" svg:height="0.35cm" draw:control="control5"/></text:span></text:span></text:p>
          </table:table-cell>
          <table:table-cell table:style-name="Tabel2.A1" office:value-type="string">
            <text:p text:style-name="P77"><text:span text:style-name="Strong_20_Emphasis"><text:span text:style-name="T42"><draw:control text:anchor-type="as-char" draw:z-index="11" draw:name="Vorm40_ 1" draw:style-name="gr1" draw:text-style-name="P96" svg:width="0.35cm" svg:height="0.35cm" draw:control="control10"/></text:span></text:span></text:p>
          </table:table-cell>
          <table:table-cell table:style-name="Tabel2.D1" office:value-type="string">
            <text:p text:style-name="P36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71"><text:span text:style-name="User_20_Entry"><text:span text:style-name="T84">Login any additional </text:span></text:span><text:span text:style-name="Definition"><text:span text:style-name="T226">USER</text:span></text:span><text:span text:style-name="User_20_Entry"><text:span text:style-name="T83">s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5"><text:span text:style-name="Strong_20_Emphasis"><text:span text:style-name="T70"><draw:control text:anchor-type="as-char" draw:z-index="14" draw:name="Vorm4_ 2" draw:style-name="gr1" draw:text-style-name="P96" svg:width="0.35cm" svg:height="0.35cm" draw:control="control13"/></text:span></text:span></text:p>
          </table:table-cell>
          <table:table-cell table:style-name="Tabel2.D2" office:value-type="string">
            <text:p text:style-name="P95"><text:span text:style-name="Strong_20_Emphasis"><text:span text:style-name="T93">Go through the welcome screens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78"><text:span text:style-name="Strong_20_Emphasis"><text:span text:style-name="T42"><draw:control text:anchor-type="as-char" draw:z-index="20" draw:name="Vorm 8" draw:style-name="gr1" draw:text-style-name="P96" svg:width="0.35cm" svg:height="0.35cm" draw:control="control19"/></text:span></text:span></text:p>
          </table:table-cell>
          <table:table-cell table:style-name="Tabel2.A1" office:value-type="string">
            <text:p text:style-name="P78"><text:span text:style-name="Strong_20_Emphasis"><text:span text:style-name="T42"><draw:control text:anchor-type="as-char" draw:z-index="21" draw:name="Vorm 9" draw:style-name="gr1" draw:text-style-name="P96" svg:width="0.35cm" svg:height="0.35cm" draw:control="control20"/></text:span></text:span></text:p>
          </table:table-cell>
          <table:table-cell table:style-name="Tabel2.D5" office:value-type="string">
            <text:p text:style-name="P89"><text:span text:style-name="Strong_20_Emphasis"><text:span text:style-name="T40">Type: </text:span></text:span><text:span text:style-name="Strong_20_Emphasis"><text:span text:style-name="T95">kz menu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6" office:value-type="string">
            <text:p text:style-name="P37"><text:span text:style-name="Strong_20_Emphasis"><text:span text:style-name="T35">Select</text:span></text:span><text:span text:style-name="Strong_20_Emphasis"><text:span text:style-name="T31"> </text:span></text:span><text:span text:style-name="Strong_20_Emphasis"><text:span text:style-name="T61">4</text:span></text:span><text:span text:style-name="Strong_20_Emphasis"><text:span text:style-name="T56"> </text:span></text:span><text:span text:style-name="Strong_20_Emphasis"><text:span text:style-name="T39">Provision user</text:span></text:span><text:span text:style-name="Strong_20_Emphasis"><text:span text:style-name="T30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7" office:value-type="string">
            <text:p text:style-name="P68"><text:span text:style-name="Strong_20_Emphasis"><text:span text:style-name="T29">Follow the instructions on the screen.</text:span></text:span></text:p>
          </table:table-cell>
        </table:table-row>
      </table:table>
      <text:p text:style-name="P45"/>
      <text:p text:style-name="P46"/>
      <text:p text:style-name="P57"><text:span text:style-name="T139">End of checklist,</text:span><text:span text:style-name="T140"> </text:span><text:span text:style-name="Strong_20_Emphasis"><text:span text:style-name="T103"><text:user-field-get text:name="Distro">Rocky Linux</text:user-field-get></text:span></text:span><text:span text:style-name="T138"><text:s/></text:span><text:span text:style-name="T137"><text:user-field-get text:name="Version">8.10</text:user-field-get></text:span><text:span text:style-name="T137"><text:s/></text:span><text:span text:style-name="Strong_20_Emphasis"><text:span text:style-name="T104">Desktop</text:span></text:span><text:span text:style-name="Strong_20_Emphasis"><text:span text:style-name="T66"> </text:span></text:span><text:span text:style-name="T139">installation is complete.</text:span></text:p>
      <text:p text:style-name="P33"/>
      <text:p text:style-name="P22"><text:span text:style-name="Emphasis"><text:span text:style-name="T247">Written</text:span></text:span><text:span text:style-name="Emphasis"><text:span text:style-name="T248"> </text:span></text:span><text:span text:style-name="Emphasis"><text:span text:style-name="T247">by</text:span></text:span><text:span text:style-name="Emphasis"><text:span text:style-name="T24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4">Karel Zimmer</text:span></text:span></text:a><text:span text:style-name="Emphasis"><text:span text:style-name="T249">.</text:span></text:span></text:p>
      <text:p text:style-name="P23"><text:span text:style-name="Emphasis"><text:span text:style-name="T252">License </text:span></text:span><text:span text:style-name="Emphasis"><text:span text:style-name="T250">C</text:span></text:span><text:span text:style-name="Emphasis"><text:span text:style-name="T251">C0</text:span></text:span><text:span text:style-name="Emphasis"><text:span text:style-name="T249"> 1.0 </text:span></text:span><text:span text:style-name="Emphasis"><text:span text:style-name="T25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3"><text:s/></text:span></text:span><text:span text:style-name="Emphasis"><text:span text:style-name="T25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3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4-09-29T14:27:21.570516256">29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14:27:21.441464768</dc:date>
    <meta:keyword>Installatie</meta:keyword>
    <meta:keyword>Checklist</meta:keyword>
    <meta:keyword>Linux</meta:keyword>
    <meta:editing-cycles>6944</meta:editing-cycles>
    <meta:editing-duration>P12DT6H31M5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5" meta:word-count="454" meta:character-count="2856" meta:non-whitespace-character-count="2433"/>
    <meta:user-defined meta:name="Info 1"/>
    <meta:user-defined meta:name="Info 2"/>
    <meta:user-defined meta:name="Info 3"/>
    <meta:user-defined meta:name="Info 4"/>
  </office:meta>
</office:document-meta>
</file>